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/>
      <style:map style:condition="cell-content()&gt;2" style:apply-style-name="Bez_20_tytułu1" style:base-cell-address="Dane02.C2"/>
      <style:map style:condition="cell-content()&lt;=2" style:apply-style-name="Bez_20_tytułu2" style:base-cell-address="Dane02.C2"/>
    </style:style>
    <style:style style:name="ce3" style:family="table-cell" style:parent-style-name="Default">
      <style:map style:condition="cell-content()&gt;2" style:apply-style-name="Bez_20_tytułu1" style:base-cell-address="Dane02.C2"/>
      <style:map style:condition="cell-content()&lt;=2" style:apply-style-name="Bez_20_tytułu2" style:base-cell-address="Dane02.C2"/>
    </style:style>
  </office:automatic-styles>
  <office:body>
    <office:spreadsheet>
      <table:calculation-settings table:automatic-find-labels="false" table:use-regular-expressions="false" table:use-wildcards="true"/>
      <table:table table:name="Dane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table:style-name="ce2"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Dane02.C2:Dane02.C36">
            <calcext:condition calcext:apply-style-name="Bez tytułu1" calcext:value="&gt;2" calcext:base-cell-address="Dane02.C2"/>
            <calcext:condition calcext:apply-style-name="Bez tytułu2" calcext:value="&lt;=2" calcext:base-cell-address="Dane02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number:currency-style style:name="N10109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9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22:54.095000000</meta:creation-date>
    <dc:date>2017-12-10T16:23:36.593000000</dc:date>
    <meta:editing-duration>PT42S</meta:editing-duration>
    <meta:editing-cycles>1</meta:editing-cycles>
    <meta:document-statistic meta:table-count="1" meta:cell-count="108" meta:object-count="0"/>
    <meta:generator>LibreOffice/5.4.2.2$Windows_x86 LibreOffice_project/22b09f6418e8c2d508a9eaf86b2399209b0990f4</meta:generator>
  </office:meta>
</office:document-meta>
</file>